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end" style:justify-single-word="false" style:shadow="none"/>
      <style:text-properties fo:color="#003300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/>
    </style:style>
    <style:style style:name="T3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8" style:family="text">
      <style:text-properties fo:color="#003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4"><text:placeholder text:placeholder-type="text">&lt;if test="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5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33:20.512579873</dc:date>
    <meta:editing-duration>P7DT19H54M28S</meta:editing-duration>
    <meta:editing-cycles>85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